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 table:style-name="ce23" office:value-type="string" calcext:value-type="string">
            <text:p>87 Balmoral Drive, Brantford, Ontario</text:p>
          </table:table-cell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<text:a xlink:href="mailto:nate@natewhalen" xlink:type="simple">nate@natewhalen</text:a>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ashershahzad.ca/" xlink:type="simple">https://www.ashershahzad.ca/</text:a> 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5"/>
          <table:table-cell office:value-type="string" calcext:value-type="string">
            <text:p>https://www.facebook.com/khanforkitchenermayor</text:p>
          </table:table-cell>
          <table:table-cell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2"/>
          <table:table-cell office:value-type="string" calcext:value-type="string">
            <text:p>https://www.reddit.com/user/_Colleenjames/</text:p>
          </table:table-cell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mary4kitchenercouncil.my.canva.site/" xlink:type="simple">https://mary4kitchenercouncil.my.canva.site/</text:a></text:p>
          </table:table-cell>
          <table:table-cell office:value-type="string" calcext:value-type="string">
            <text:p><text:a xlink:href="mailto:mary.henein87@gmail.com" xlink:type="simple">mary.henein87@gmail.com</text:a></text:p>
          </table:table-cell>
          <table:table-cell office:value-type="string" calcext:value-type="string">
            <text:p>Tel:+1-226-772-0418x101</text:p>
          </table:table-cell>
          <table:table-cell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electjeff.ca/" xlink:type="simple">https://www.electjeff.ca/</text:a> 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JuliaDunham8</text:p>
          </table:table-cell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office:value-type="string" calcext:value-type="string">
            <text:p>/Poliblog-Elections/images/stephen-adaran.jpg</text:p>
          </table:table-cell>
          <table:table-cell table:style-name="Default" table:number-columns-repeated="6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" office:value-type="string" calcext:value-type="string">
            <text:p>rod@schooltee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office:value-type="string" calcext:value-type="string">
            <text:p>/Poliblog-Elections/images/alida-wilms.jpg</text:p>
          </table:table-cell>
          <table:table-cell table:number-columns-repeated="4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 office:value-type="string" calcext:value-type="string">
            <text:p>https://www.facebook.com/profile.php?id=100083999903742</text:p>
          </table:table-cell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office:value-type="string" calcext:value-type="string">
            <text:p>https://www.linkedin.com/in/scott-tilley-03183b12/</text:p>
          </table:table-cell>
          <table:table-cell table:number-columns-repeated="9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 office:value-type="string" calcext:value-type="string">
            <text:p>https://www.facebook.com/profile.php?id=100001537833924</text:p>
          </table:table-cell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office:value-type="string" calcext:value-type="string">
            <text:p><text:a xlink:href="https://www.facebook.com/harv4council/" xlink:type="simple">https://www.facebook.com/harv4council/</text:a> https://www.facebook.com/sidhuharvir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downsforwilmot.wixsite.com/rd4wilmot</text:p>
          </table:table-cell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2"/>
          <table:table-cell office:value-type="string" calcext:value-type="string">
            <text:p>https://www.instagram.com/ron_downs1974/</text:p>
          </table:table-cell>
          <table:table-cell table:number-columns-repeated="7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18T17:56:49.235525246</dc:date>
    <meta:editing-duration>P6DT10H11M50S</meta:editing-duration>
    <meta:editing-cycles>925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46" meta:object-count="0"/>
  </office:meta>
</office:document-meta>
</file>